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tyle="italic" officeooo:rsid="00104a77" officeooo:paragraph-rsid="00104a77"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officeooo:rsid="00104a77" officeooo:paragraph-rsid="00104a77" style:font-style-asian="normal" style:font-style-complex="normal"/>
    </style:style>
    <style:style style:name="P4" style:family="paragraph" style:parent-style-name="Standard">
      <style:paragraph-properties fo:text-align="center" style:justify-single-word="false"/>
      <style:text-properties fo:font-style="normal" officeooo:rsid="00104a77" officeooo:paragraph-rsid="00104a77" style:font-style-asian="normal" style:font-style-complex="normal"/>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37" text:date-value="2020-03-05T10:14:59.960969039" text:fixed="true">03/05/20</text:date></text:p>
      <text:p text:style-name="P2"/>
      <text:p text:style-name="P1">What Is That Noise</text:p>
      <text:p text:style-name="P4">by Kyle Eggleston</text:p>
      <text:p text:style-name="P3"/>
      <text:p text:style-name="P3"><text:tab/>There’s a strange noise coming from outside my house. I dare say it’s the city working on something. It’s annoying. That’s what it is. Don’t even start to discuss why it’s annoying. Just a random noise, someone digging a hole or something. Fixing a pipe or something. It’s always “or something” isn’t it.</text:p>
      <text:p text:style-name="P3"/>
      <text:p text:style-name="P3"><text:tab/>Let’s not think about all the times “or something” came to mind. It happens to get lost in the shuffle and destroyed within ones mind. Someone will come along and fix it all you think. Well that someone never comes along and you just don’t quite know or understand what’s going on with any of it. So we sit here and we think about what’s going on. We want to understand and grasp everything, but we simply don’t know or have a clue of what to do about any of it.</text:p>
      <text:p text:style-name="P3"/>
      <text:p text:style-name="P3"><text:tab/>So we wait. What is it we wait for? Clarification of some kind. We hope and want to have an understanding of whatever that thing was. The noise that enters our mind keeps coming. We keep waiting. There appears to be no end in sight. That’s what’s going on in life. Those are the things we look forward to. A part or a piece of silence that calms all fe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6" meta:word-count="222" meta:character-count="1168" meta:non-whitespace-character-count="949"/>
  </office:meta>
</office:document-meta>
</file>